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svg:stroke-width="0.1cm" svg:stroke-color="#00cccc" draw:marker-start-width="0.35cm" draw:marker-end-width="0.35cm" draw:fill="solid" draw:fill-color="#cc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1.9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solid" draw:fill-color="#cc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99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ytemp">
        <draw:line draw:style-name="gr1" draw:text-style-name="P1" draw:layer="layout" svg:x1="15.3cm" svg:y1="7cm" svg:x2="15.3cm" svg:y2="9.4cm">
          <text:p/>
        </draw:line>
        <draw:custom-shape draw:style-name="gr2" draw:text-style-name="P2" draw:layer="layout" svg:width="8.5cm" svg:height="1.9cm" svg:x="2cm" svg:y="5.5cm">
          <text:p/>
          <draw:enhanced-geometry svg:viewBox="0 0 21600 21600" draw:glue-points="?f6 0 10800 ?f8 ?f11 10800 ?f9 21600 10800 ?f10 ?f5 10800" draw:text-areas="?f3 ?f3 ?f4 ?f4" draw:type="parallelogram" draw:modifiers="4205.999644991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2cm" svg:height="2.2cm" svg:x="4.7cm" svg:y="4.6cm">
          <text:p/>
          <draw:enhanced-geometry svg:viewBox="0 0 21600 21600" draw:extrusion="true" draw:type="rectangle" draw:enhanced-path="M 0 0 L 21600 0 21600 21600 0 21600 0 0 Z N"/>
        </draw:custom-shape>
        <draw:frame draw:style-name="gr4" draw:text-style-name="P4" draw:layer="layout" svg:width="6.7cm" svg:height="1.5cm" svg:x="2.9cm" svg:y="6.7cm">
          <draw:text-box>
            <text:p text:style-name="P3"><text:span text:style-name="T1">研究所</text:span></text:p>
          </draw:text-box>
        </draw:frame>
        <draw:custom-shape draw:style-name="gr5" draw:text-style-name="P5" draw:layer="layout" svg:width="6cm" svg:height="1.7cm" svg:x="9cm" svg:y="9.7cm">
          <text:p text:style-name="P3"><text:span text:style-name="T2">並進移動</text:span></text:p>
          <draw:enhanced-geometry svg:viewBox="0 0 21600 21600" draw:text-areas="800 800 20800 20800" draw:type="round-rectangular-callout" draw:modifiers="3498.6168971838 -11669.84126984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0.8cm" svg:height="1.4cm" svg:x="5cm" svg:y="5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2cm" svg:height="0.2cm" svg:x="5.44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10.5cm" svg:height="2.168cm" svg:x="8.7cm" svg:y="12.2cm">
          <draw:text-box>
            <text:p>空間の並進対称性：</text:p>
            <text:p>　研究所（実験場所）をどの方向へ</text:p>
            <text:p>　並進移動しても，実験に支障はない</text:p>
          </draw:text-box>
        </draw:frame>
        <draw:custom-shape draw:style-name="gr2" draw:text-style-name="P2" draw:layer="layout" svg:width="8.5cm" svg:height="1.9cm" svg:x="10.801cm" svg:y="5.425cm">
          <text:p/>
          <draw:enhanced-geometry svg:viewBox="0 0 21600 21600" draw:glue-points="?f6 0 10800 ?f8 ?f11 10800 ?f9 21600 10800 ?f10 ?f5 10800" draw:text-areas="?f3 ?f3 ?f4 ?f4" draw:type="parallelogram" draw:modifiers="4205.9996449914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3.2cm" svg:height="2.2cm" svg:x="13.201cm" svg:y="4.666cm">
          <text:p/>
          <draw:enhanced-geometry svg:viewBox="0 0 21600 21600" draw:extrusion="true" draw:extrusion-rotation-angle="0 30" draw:type="rectangle" draw:enhanced-path="M 0 0 L 21600 0 21600 21600 0 21600 0 0 Z N"/>
        </draw:custom-shape>
        <draw:frame draw:style-name="gr4" draw:text-style-name="P4" draw:layer="layout" svg:width="6.7cm" svg:height="1.5cm" svg:x="11.701cm" svg:y="6.625cm">
          <draw:text-box>
            <text:p text:style-name="P3"><text:span text:style-name="T1">研究所</text:span></text:p>
          </draw:text-box>
        </draw:frame>
        <draw:custom-shape draw:style-name="gr6" draw:text-style-name="P6" draw:layer="layout" svg:width="0.709cm" svg:height="1.356cm" draw:transform="skewX (-0.247836753783195) rotate (-0.248011286708394) translate (13.801cm 5.125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202cm" svg:height="0.139cm" draw:transform="skewX (-0.796044671834614) rotate (-1.19293254373812) translate (14.366cm 5.8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cm" svg:y1="2cm" svg:x2="6.4cm" svg:y2="4.4cm">
          <text:p/>
        </draw:line>
        <draw:line draw:style-name="gr1" draw:text-style-name="P1" draw:layer="layout" svg:x1="6.4cm" svg:y1="7.2cm" svg:x2="6.4cm" svg:y2="9.6cm">
          <text:p/>
        </draw:line>
        <draw:line draw:style-name="gr1" draw:text-style-name="P1" draw:layer="layout" svg:x1="15.2cm" svg:y1="2.1cm" svg:x2="15.2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ytemp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6T03:25:55.670000000</meta:creation-date>
    <meta:editing-cycles>1</meta:editing-cycles>
    <meta:editing-duration>P0D</meta:editing-duration>
    <meta:generator>LibreOffice/5.0.3.2$Linux_X86_64 LibreOffice_project/00m0$Build-2</meta:generator>
    <meta:document-statistic meta:object-count="16"/>
  </office:meta>
</office:document-meta>
</file>